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A0000004B1EB1523C.png"/>
  <manifest:file-entry manifest:media-type="image/png" manifest:full-path="Pictures/1000020100000064000000530C3CE5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356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OOoLatexArgs="28§display§\hat{\textbf{o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8§display§\hat{\textbf{n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15.933cm" svg:height="13.888cm" svg:x="-6.497cm" svg:y="-6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polygon draw:style-name="gr3" draw:text-style-name="P1" draw:layer="layout" svg:width="5.345cm" svg:height="3.759cm" svg:x="1.616cm" svg:y="1.671cm" svg:viewBox="0 0 5346 3760" draw:points="0,3760 5346,0 3635,2925">
          <text:p/>
        </draw:polygon>
        <draw:line draw:style-name="gr4" draw:text-style-name="P1" draw:layer="layout" svg:x1="4.674cm" svg:y1="4.099cm" svg:x2="4.674cm" svg:y2="8.376cm">
          <text:p/>
        </draw:line>
        <draw:line draw:style-name="gr4" draw:text-style-name="P1" draw:layer="layout" svg:x1="4.656cm" svg:y1="4.1cm" svg:x2="6.922cm" svg:y2="6.983cm">
          <text:p/>
        </draw:line>
        <draw:frame draw:style-name="gr5" draw:text-style-name="P1" draw:layer="layout" svg:width="0.683cm" svg:height="0.885cm" svg:x="3.689cm" svg:y="7.366cm">
          <draw:image xlink:href="Pictures/100002010000003A0000004B1EB1523C.png" xlink:type="simple" xlink:show="embed" xlink:actuate="onLoad">
            <text:p/>
          </draw:image>
        </draw:frame>
        <draw:frame draw:style-name="gr6" draw:text-style-name="P1" draw:layer="layout" svg:width="1.182cm" svg:height="0.98cm" svg:x="6.921cm" svg:y="5.599cm">
          <draw:image xlink:href="Pictures/1000020100000064000000530C3CE5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non Dog</meta:initial-creator>
    <meta:creation-date>2012-06-24T14:21:35</meta:creation-date>
    <dc:date>2012-06-24T16:53:57</dc:date>
    <dc:creator>Ganon Dog</dc:creator>
    <meta:editing-duration>PT17M</meta:editing-duration>
    <meta:editing-cycles>2</meta:editing-cycles>
    <meta:generator>LibreOffice/3.3$Linux LibreOffice_project/330m19$Build-401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